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571" calcext:value-type="float">
            <text:p>5.5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286" calcext:value-type="float">
            <text:p>8.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857" calcext:value-type="float">
            <text:p>23.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.429" calcext:value-type="float">
            <text:p>31.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571" calcext:value-type="float">
            <text:p>69.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.143" calcext:value-type="float">
            <text:p>101.1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8.571" calcext:value-type="float">
            <text:p>148.5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.286" calcext:value-type="float">
            <text:p>200.2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.143" calcext:value-type="float">
            <text:p>283.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7.857" calcext:value-type="float">
            <text:p>367.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.714" calcext:value-type="float">
            <text:p>384.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3.571" calcext:value-type="float">
            <text:p>583.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8.571" calcext:value-type="float">
            <text:p>818.5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25.286" calcext:value-type="float">
            <text:p>1725.2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44.429" calcext:value-type="float">
            <text:p>2544.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92.429" calcext:value-type="float">
            <text:p>3292.4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33.143" calcext:value-type="float">
            <text:p>4533.1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16.714" calcext:value-type="float">
            <text:p>5916.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71.714" calcext:value-type="float">
            <text:p>7171.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24.571" calcext:value-type="float">
            <text:p>8524.5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28.429" calcext:value-type="float">
            <text:p>10428.4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74.714" calcext:value-type="float">
            <text:p>12174.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84.571" calcext:value-type="float">
            <text:p>14484.5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14.286" calcext:value-type="float">
            <text:p>15514.2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37.857" calcext:value-type="float">
            <text:p>19337.8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138.286" calcext:value-type="float">
            <text:p>24138.2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083" calcext:value-type="float">
            <text:p>260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472.571" calcext:value-type="float">
            <text:p>27472.5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346.143" calcext:value-type="float">
            <text:p>29346.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714" calcext:value-type="float">
            <text:p>30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240.286" calcext:value-type="float">
            <text:p>31240.2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185.429" calcext:value-type="float">
            <text:p>31185.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688.571" calcext:value-type="float">
            <text:p>31688.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993.571" calcext:value-type="float">
            <text:p>31993.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62.429" calcext:value-type="float">
            <text:p>31562.4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163.714" calcext:value-type="float">
            <text:p>31163.7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494.143" calcext:value-type="float">
            <text:p>30494.1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249.143" calcext:value-type="float">
            <text:p>30249.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470.857" calcext:value-type="float">
            <text:p>29470.8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622" calcext:value-type="float">
            <text:p>286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401.429" calcext:value-type="float">
            <text:p>28401.4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214" calcext:value-type="float">
            <text:p>282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098.286" calcext:value-type="float">
            <text:p>28098.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524.571" calcext:value-type="float">
            <text:p>28524.5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178.429" calcext:value-type="float">
            <text:p>28178.4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715" calcext:value-type="float">
            <text:p>287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101.857" calcext:value-type="float">
            <text:p>29101.8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980" calcext:value-type="float">
            <text:p>289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480.571" calcext:value-type="float">
            <text:p>29480.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551.857" calcext:value-type="float">
            <text:p>29551.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780.857" calcext:value-type="float">
            <text:p>28780.8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568.571" calcext:value-type="float">
            <text:p>28568.5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171.286" calcext:value-type="float">
            <text:p>28171.2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697.857" calcext:value-type="float">
            <text:p>27697.8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173.714" calcext:value-type="float">
            <text:p>28173.7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636.571" calcext:value-type="float">
            <text:p>27636.5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314.143" calcext:value-type="float">
            <text:p>27314.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207.143" calcext:value-type="float">
            <text:p>27207.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134.571" calcext:value-type="float">
            <text:p>27134.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830.857" calcext:value-type="float">
            <text:p>26830.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607.571" calcext:value-type="float">
            <text:p>26607.5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475.286" calcext:value-type="float">
            <text:p>25475.2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81.714" calcext:value-type="float">
            <text:p>25081.7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343.714" calcext:value-type="float">
            <text:p>24343.7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655" calcext:value-type="float">
            <text:p>236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554.714" calcext:value-type="float">
            <text:p>23554.7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909.571" calcext:value-type="float">
            <text:p>22909.5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91.286" calcext:value-type="float">
            <text:p>22691.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339" calcext:value-type="float">
            <text:p>223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278.714" calcext:value-type="float">
            <text:p>22278.7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29.714" calcext:value-type="float">
            <text:p>22229.7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734.143" calcext:value-type="float">
            <text:p>22734.1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351.286" calcext:value-type="float">
            <text:p>22351.2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23.571" calcext:value-type="float">
            <text:p>22723.5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39.143" calcext:value-type="float">
            <text:p>22639.1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501" calcext:value-type="float">
            <text:p>225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933.571" calcext:value-type="float">
            <text:p>21933.5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191.857" calcext:value-type="float">
            <text:p>22191.8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667.714" calcext:value-type="float">
            <text:p>21667.7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400.429" calcext:value-type="float">
            <text:p>21400.4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878.286" calcext:value-type="float">
            <text:p>20878.2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62.143" calcext:value-type="float">
            <text:p>20262.1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451.714" calcext:value-type="float">
            <text:p>20451.7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877.714" calcext:value-type="float">
            <text:p>20877.7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607.143" calcext:value-type="float">
            <text:p>20607.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370.429" calcext:value-type="float">
            <text:p>20370.4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731.857" calcext:value-type="float">
            <text:p>20731.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786.857" calcext:value-type="float">
            <text:p>20786.8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784.429" calcext:value-type="float">
            <text:p>21784.4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945.714" calcext:value-type="float">
            <text:p>21945.7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546" calcext:value-type="float">
            <text:p>215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468" calcext:value-type="float">
            <text:p>214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419.143" calcext:value-type="float">
            <text:p>21419.1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287.286" calcext:value-type="float">
            <text:p>21287.2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623" calcext:value-type="float">
            <text:p>216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769.857" calcext:value-type="float">
            <text:p>20769.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686.429" calcext:value-type="float">
            <text:p>20686.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19.429" calcext:value-type="float">
            <text:p>21219.4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412.286" calcext:value-type="float">
            <text:p>21412.2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614" calcext:value-type="float">
            <text:p>226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381" calcext:value-type="float">
            <text:p>233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195.429" calcext:value-type="float">
            <text:p>24195.4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022" calcext:value-type="float">
            <text:p>250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131.571" calcext:value-type="float">
            <text:p>26131.5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7106.286" calcext:value-type="float">
            <text:p>27106.2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334.714" calcext:value-type="float">
            <text:p>28334.7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85.714" calcext:value-type="float">
            <text:p>30285.7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618.857" calcext:value-type="float">
            <text:p>31618.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237" calcext:value-type="float">
            <text:p>332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805.429" calcext:value-type="float">
            <text:p>35805.4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152.571" calcext:value-type="float">
            <text:p>37152.5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487.857" calcext:value-type="float">
            <text:p>39487.8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217.714" calcext:value-type="float">
            <text:p>41217.7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797" calcext:value-type="float">
            <text:p>427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675.857" calcext:value-type="float">
            <text:p>44675.8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886.714" calcext:value-type="float">
            <text:p>46886.7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235.286" calcext:value-type="float">
            <text:p>47235.2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904" calcext:value-type="float">
            <text:p>479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519.857" calcext:value-type="float">
            <text:p>49519.8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9708.857" calcext:value-type="float">
            <text:p>49708.8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0734.571" calcext:value-type="float">
            <text:p>50734.5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383.429" calcext:value-type="float">
            <text:p>52383.4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069.429" calcext:value-type="float">
            <text:p>53069.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5468" calcext:value-type="float">
            <text:p>55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580.429" calcext:value-type="float">
            <text:p>57580.4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8330.143" calcext:value-type="float">
            <text:p>58330.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903.857" calcext:value-type="float">
            <text:p>60903.8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118.143" calcext:value-type="float">
            <text:p>62118.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874" calcext:value-type="float">
            <text:p>628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440.714" calcext:value-type="float">
            <text:p>64440.7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4136.857" calcext:value-type="float">
            <text:p>64136.8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4705.429" calcext:value-type="float">
            <text:p>64705.4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4754.429" calcext:value-type="float">
            <text:p>64754.4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771.857" calcext:value-type="float">
            <text:p>64771.8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073.143" calcext:value-type="float">
            <text:p>65073.1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5321.286" calcext:value-type="float">
            <text:p>65321.2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981" calcext:value-type="float">
            <text:p>649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6232" calcext:value-type="float">
            <text:p>662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962.143" calcext:value-type="float">
            <text:p>65962.1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611.286" calcext:value-type="float">
            <text:p>65611.2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5493.857" calcext:value-type="float">
            <text:p>65493.8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5179.143" calcext:value-type="float">
            <text:p>65179.1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4703.286" calcext:value-type="float">
            <text:p>64703.2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4665.286" calcext:value-type="float">
            <text:p>64665.2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314.429" calcext:value-type="float">
            <text:p>63314.4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585.571" calcext:value-type="float">
            <text:p>62585.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1257.286" calcext:value-type="float">
            <text:p>61257.2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8482.571" calcext:value-type="float">
            <text:p>58482.5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8024.429" calcext:value-type="float">
            <text:p>58024.4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6585.143" calcext:value-type="float">
            <text:p>56585.1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5432.143" calcext:value-type="float">
            <text:p>55432.1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55.286" calcext:value-type="float">
            <text:p>54755.2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5613" calcext:value-type="float">
            <text:p>556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668.571" calcext:value-type="float">
            <text:p>56668.5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245.143" calcext:value-type="float">
            <text:p>58245.1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7457.143" calcext:value-type="float">
            <text:p>57457.1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7556.143" calcext:value-type="float">
            <text:p>57556.1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6370.286" calcext:value-type="float">
            <text:p>56370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729.714" calcext:value-type="float">
            <text:p>57729.7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017.571" calcext:value-type="float">
            <text:p>56017.5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234.571" calcext:value-type="float">
            <text:p>53234.5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243.429" calcext:value-type="float">
            <text:p>51243.4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9511.571" calcext:value-type="float">
            <text:p>49511.5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244.857" calcext:value-type="float">
            <text:p>48244.8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213.429" calcext:value-type="float">
            <text:p>47213.4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067.286" calcext:value-type="float">
            <text:p>44067.2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3048.857" calcext:value-type="float">
            <text:p>43048.8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13.571" calcext:value-type="float">
            <text:p>42713.5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122.429" calcext:value-type="float">
            <text:p>42122.4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788.429" calcext:value-type="float">
            <text:p>41788.4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234.571" calcext:value-type="float">
            <text:p>41234.5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082.286" calcext:value-type="float">
            <text:p>42082.2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827" calcext:value-type="float">
            <text:p>418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624" calcext:value-type="float">
            <text:p>416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715.286" calcext:value-type="float">
            <text:p>41715.2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1719.143" calcext:value-type="float">
            <text:p>41719.1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1694.143" calcext:value-type="float">
            <text:p>41694.1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1347.286" calcext:value-type="float">
            <text:p>41347.2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0658.714" calcext:value-type="float">
            <text:p>40658.7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850.429" calcext:value-type="float">
            <text:p>40850.4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0809.143" calcext:value-type="float">
            <text:p>40809.1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320.429" calcext:value-type="float">
            <text:p>40320.4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034.571" calcext:value-type="float">
            <text:p>39034.5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863.143" calcext:value-type="float">
            <text:p>36863.1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874.286" calcext:value-type="float">
            <text:p>35874.2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5010.143" calcext:value-type="float">
            <text:p>35010.1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49.143" calcext:value-type="float">
            <text:p>34549.14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893" calcext:value-type="float">
            <text:p>348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295.714" calcext:value-type="float">
            <text:p>36295.7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7521.571" calcext:value-type="float">
            <text:p>37521.5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8922.286" calcext:value-type="float">
            <text:p>38922.28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9737.143" calcext:value-type="float">
            <text:p>39737.1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489" calcext:value-type="float">
            <text:p>404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365.571" calcext:value-type="float">
            <text:p>41365.5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1266.571" calcext:value-type="float">
            <text:p>41266.5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655.429" calcext:value-type="float">
            <text:p>41655.4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492.429" calcext:value-type="float">
            <text:p>41492.4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628.714" calcext:value-type="float">
            <text:p>41628.7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041.857" calcext:value-type="float">
            <text:p>42041.8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610.429" calcext:value-type="float">
            <text:p>42610.4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2085.571" calcext:value-type="float">
            <text:p>42085.5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1858.143" calcext:value-type="float">
            <text:p>41858.1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698.571" calcext:value-type="float">
            <text:p>40698.5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1462" calcext:value-type="float">
            <text:p>414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109.571" calcext:value-type="float">
            <text:p>42109.5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674.286" calcext:value-type="float">
            <text:p>41674.2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1371.429" calcext:value-type="float">
            <text:p>41371.4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193.143" calcext:value-type="float">
            <text:p>42193.1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3068.429" calcext:value-type="float">
            <text:p>43068.4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845.571" calcext:value-type="float">
            <text:p>42845.5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818.571" calcext:value-type="float">
            <text:p>42818.5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181.429" calcext:value-type="float">
            <text:p>43181.4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687.857" calcext:value-type="float">
            <text:p>44687.8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327.571" calcext:value-type="float">
            <text:p>46327.5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617.714" calcext:value-type="float">
            <text:p>46617.7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466.429" calcext:value-type="float">
            <text:p>47466.4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9345.143" calcext:value-type="float">
            <text:p>49345.1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0251.714" calcext:value-type="float">
            <text:p>50251.7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014.429" calcext:value-type="float">
            <text:p>51014.4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228.714" calcext:value-type="float">
            <text:p>52228.7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151.571" calcext:value-type="float">
            <text:p>53151.5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5144" calcext:value-type="float">
            <text:p>551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109.857" calcext:value-type="float">
            <text:p>55109.8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969.286" calcext:value-type="float">
            <text:p>55969.2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9516.714" calcext:value-type="float">
            <text:p>59516.7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263.714" calcext:value-type="float">
            <text:p>61263.7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1674.286" calcext:value-type="float">
            <text:p>61674.2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710.857" calcext:value-type="float">
            <text:p>63710.8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613.571" calcext:value-type="float">
            <text:p>65613.5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8842.857" calcext:value-type="float">
            <text:p>68842.8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0199.571" calcext:value-type="float">
            <text:p>70199.5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676.286" calcext:value-type="float">
            <text:p>69676.2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1812.857" calcext:value-type="float">
            <text:p>71812.8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395" calcext:value-type="float">
            <text:p>753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7244.857" calcext:value-type="float">
            <text:p>77244.8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9733.571" calcext:value-type="float">
            <text:p>79733.5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1333.571" calcext:value-type="float">
            <text:p>81333.5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413" calcext:value-type="float">
            <text:p>834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5966" calcext:value-type="float">
            <text:p>859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646.714" calcext:value-type="float">
            <text:p>92646.7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762.143" calcext:value-type="float">
            <text:p>94762.1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38.286" calcext:value-type="float">
            <text:p>100038.2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3608.286" calcext:value-type="float">
            <text:p>103608.2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9294.286" calcext:value-type="float">
            <text:p>109294.2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5241" calcext:value-type="float">
            <text:p>1152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0629.571" calcext:value-type="float">
            <text:p>120629.5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2307.143" calcext:value-type="float">
            <text:p>122307.1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8885" calcext:value-type="float">
            <text:p>1288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3301.429" calcext:value-type="float">
            <text:p>133301.4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0895.143" calcext:value-type="float">
            <text:p>140895.14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6150.571" calcext:value-type="float">
            <text:p>146150.57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9156.143" calcext:value-type="float">
            <text:p>149156.1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4267.286" calcext:value-type="float">
            <text:p>154267.2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8170.714" calcext:value-type="float">
            <text:p>158170.7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1819.143" calcext:value-type="float">
            <text:p>161819.1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6506.286" calcext:value-type="float">
            <text:p>166506.2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9767.571" calcext:value-type="float">
            <text:p>169767.5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2040" calcext:value-type="float">
            <text:p>1720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3056" calcext:value-type="float">
            <text:p>1730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6879" calcext:value-type="float">
            <text:p>17687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8312.429" calcext:value-type="float">
            <text:p>178312.4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9453.286" calcext:value-type="float">
            <text:p>179453.2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8667.286" calcext:value-type="float">
            <text:p>168667.2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0473.143" calcext:value-type="float">
            <text:p>170473.1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8924.857" calcext:value-type="float">
            <text:p>168924.8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7775.714" calcext:value-type="float">
            <text:p>167775.7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4100.286" calcext:value-type="float">
            <text:p>164100.2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7434.143" calcext:value-type="float">
            <text:p>167434.1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9851.571" calcext:value-type="float">
            <text:p>169851.5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4562.714" calcext:value-type="float">
            <text:p>184562.7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7571.714" calcext:value-type="float">
            <text:p>187571.7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5229.857" calcext:value-type="float">
            <text:p>195229.8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983.571" calcext:value-type="float">
            <text:p>200983.5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6580.286" calcext:value-type="float">
            <text:p>206580.2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10656" calcext:value-type="float">
            <text:p>2106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14014" calcext:value-type="float">
            <text:p>2140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16093.143" calcext:value-type="float">
            <text:p>216093.1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6921.143" calcext:value-type="float">
            <text:p>216921.1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6708.571" calcext:value-type="float">
            <text:p>216708.5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8644.429" calcext:value-type="float">
            <text:p>218644.4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0854.571" calcext:value-type="float">
            <text:p>220854.57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0666.571" calcext:value-type="float">
            <text:p>220666.5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2976.714" calcext:value-type="float">
            <text:p>222976.7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667.571" calcext:value-type="float">
            <text:p>223667.5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101.429" calcext:value-type="float">
            <text:p>225101.4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721.714" calcext:value-type="float">
            <text:p>221721.7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1947.286" calcext:value-type="float">
            <text:p>221947.2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0358.429" calcext:value-type="float">
            <text:p>220358.4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7537.714" calcext:value-type="float">
            <text:p>217537.7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5497.857" calcext:value-type="float">
            <text:p>215497.85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1575.714" calcext:value-type="float">
            <text:p>211575.7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3035.429" calcext:value-type="float">
            <text:p>193035.4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7062.857" calcext:value-type="float">
            <text:p>197062.8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8827.571" calcext:value-type="float">
            <text:p>188827.5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4926.429" calcext:value-type="float">
            <text:p>184926.4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4803.143" calcext:value-type="float">
            <text:p>184803.1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4430.286" calcext:value-type="float">
            <text:p>184430.28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8786.857" calcext:value-type="float">
            <text:p>198786.8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6170" calcext:value-type="float">
            <text:p>20617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4084.429" calcext:value-type="float">
            <text:p>214084.4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3833.143" calcext:value-type="float">
            <text:p>223833.1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535.143" calcext:value-type="float">
            <text:p>225535.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9425.286" calcext:value-type="float">
            <text:p>229425.28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5183.429" calcext:value-type="float">
            <text:p>235183.4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1732.571" calcext:value-type="float">
            <text:p>231732.5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0605.143" calcext:value-type="float">
            <text:p>250605.1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7900" calcext:value-type="float">
            <text:p>2479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9174.286" calcext:value-type="float">
            <text:p>249174.2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1761.857" calcext:value-type="float">
            <text:p>251761.8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0428.286" calcext:value-type="float">
            <text:p>250428.2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6081.857" calcext:value-type="float">
            <text:p>246081.85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8450.714" calcext:value-type="float">
            <text:p>238450.7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0367.857" calcext:value-type="float">
            <text:p>230367.8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3524.286" calcext:value-type="float">
            <text:p>223524.28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8610.429" calcext:value-type="float">
            <text:p>218610.4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9745.429" calcext:value-type="float">
            <text:p>209745.4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317.429" calcext:value-type="float">
            <text:p>200317.4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4424.857" calcext:value-type="float">
            <text:p>194424.8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8269" calcext:value-type="float">
            <text:p>1882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0457.714" calcext:value-type="float">
            <text:p>180457.7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5072" calcext:value-type="float">
            <text:p>1750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9771.714" calcext:value-type="float">
            <text:p>169771.7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8035.857" calcext:value-type="float">
            <text:p>168035.8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7374.571" calcext:value-type="float">
            <text:p>167374.5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2746.714" calcext:value-type="float">
            <text:p>162746.7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8926" calcext:value-type="float">
            <text:p>1589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5177.714" calcext:value-type="float">
            <text:p>155177.7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1160.429" calcext:value-type="float">
            <text:p>151160.4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7217.429" calcext:value-type="float">
            <text:p>147217.4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6570.143" calcext:value-type="float">
            <text:p>146570.1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1999" calcext:value-type="float">
            <text:p>1419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7247" calcext:value-type="float">
            <text:p>1372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1633.714" calcext:value-type="float">
            <text:p>131633.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6571.857" calcext:value-type="float">
            <text:p>126571.85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1804.857" calcext:value-type="float">
            <text:p>121804.8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8469" calcext:value-type="float">
            <text:p>11846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2452.429" calcext:value-type="float">
            <text:p>112452.42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9069.286" calcext:value-type="float">
            <text:p>109069.2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5228.571" calcext:value-type="float">
            <text:p>105228.5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2472" calcext:value-type="float">
            <text:p>10247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8094.429" calcext:value-type="float">
            <text:p>98094.4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4462.143" calcext:value-type="float">
            <text:p>94462.1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1308" calcext:value-type="float">
            <text:p>913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7444.714" calcext:value-type="float">
            <text:p>87444.7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2424.571" calcext:value-type="float">
            <text:p>82424.5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8522.571" calcext:value-type="float">
            <text:p>78522.57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3688.143" calcext:value-type="float">
            <text:p>73688.1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058.714" calcext:value-type="float">
            <text:p>70058.7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610.429" calcext:value-type="float">
            <text:p>67610.42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5772.857" calcext:value-type="float">
            <text:p>65772.8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718.143" calcext:value-type="float">
            <text:p>65718.1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7748.286" calcext:value-type="float">
            <text:p>67748.28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618.571" calcext:value-type="float">
            <text:p>68618.57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9394.286" calcext:value-type="float">
            <text:p>69394.28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9448.286" calcext:value-type="float">
            <text:p>69448.2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9087.714" calcext:value-type="float">
            <text:p>69087.7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8586.571" calcext:value-type="float">
            <text:p>68586.5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7899" calcext:value-type="float">
            <text:p>678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652.571" calcext:value-type="float">
            <text:p>65652.5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4591.571" calcext:value-type="float">
            <text:p>64591.5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346.714" calcext:value-type="float">
            <text:p>63346.7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237.714" calcext:value-type="float">
            <text:p>62237.7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0792.714" calcext:value-type="float">
            <text:p>60792.7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380.714" calcext:value-type="float">
            <text:p>59380.7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8358.714" calcext:value-type="float">
            <text:p>58358.7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8069.286" calcext:value-type="float">
            <text:p>58069.2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6667.429" calcext:value-type="float">
            <text:p>56667.42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5674.143" calcext:value-type="float">
            <text:p>55674.1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4950.714" calcext:value-type="float">
            <text:p>54950.7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4130.429" calcext:value-type="float">
            <text:p>54130.42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3627.857" calcext:value-type="float">
            <text:p>53627.8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025" calcext:value-type="float">
            <text:p>550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4741.143" calcext:value-type="float">
            <text:p>54741.1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5101.714" calcext:value-type="float">
            <text:p>55101.7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5060.286" calcext:value-type="float">
            <text:p>55060.28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867" calcext:value-type="float">
            <text:p>548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261.143" calcext:value-type="float">
            <text:p>55261.1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689.143" calcext:value-type="float">
            <text:p>54689.1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106.143" calcext:value-type="float">
            <text:p>54106.1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4059.571" calcext:value-type="float">
            <text:p>54059.5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7977.571" calcext:value-type="float">
            <text:p>57977.57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8888.429" calcext:value-type="float">
            <text:p>58888.4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0957.571" calcext:value-type="float">
            <text:p>60957.5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1698.571" calcext:value-type="float">
            <text:p>61698.5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3252.571" calcext:value-type="float">
            <text:p>63252.57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870.429" calcext:value-type="float">
            <text:p>65870.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7041.143" calcext:value-type="float">
            <text:p>67041.14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4399.571" calcext:value-type="float">
            <text:p>64399.57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5743.286" calcext:value-type="float">
            <text:p>65743.28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287.429" calcext:value-type="float">
            <text:p>65287.4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387.714" calcext:value-type="float">
            <text:p>65387.7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4224.571" calcext:value-type="float">
            <text:p>64224.5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4515" calcext:value-type="float">
            <text:p>645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4683.857" calcext:value-type="float">
            <text:p>64683.8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5641.571" calcext:value-type="float">
            <text:p>65641.5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075" calcext:value-type="float">
            <text:p>660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7709.571" calcext:value-type="float">
            <text:p>67709.57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8535.429" calcext:value-type="float">
            <text:p>68535.42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9882.429" calcext:value-type="float">
            <text:p>69882.42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9051.714" calcext:value-type="float">
            <text:p>69051.7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1719.857" calcext:value-type="float">
            <text:p>71719.85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1625.143" calcext:value-type="float">
            <text:p>71625.1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0720.286" calcext:value-type="float">
            <text:p>70720.28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0182.286" calcext:value-type="float">
            <text:p>70182.2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8045.429" calcext:value-type="float">
            <text:p>68045.42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7544.286" calcext:value-type="float">
            <text:p>67544.28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7440.714" calcext:value-type="float">
            <text:p>67440.7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4713.714" calcext:value-type="float">
            <text:p>64713.7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174.143" calcext:value-type="float">
            <text:p>63174.1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2142.429" calcext:value-type="float">
            <text:p>62142.42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9644.286" calcext:value-type="float">
            <text:p>59644.28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9561.571" calcext:value-type="float">
            <text:p>59561.57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8256.429" calcext:value-type="float">
            <text:p>58256.4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5433.857" calcext:value-type="float">
            <text:p>55433.8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4036" calcext:value-type="float">
            <text:p>540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735.714" calcext:value-type="float">
            <text:p>52735.71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587.571" calcext:value-type="float">
            <text:p>51587.5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0846.143" calcext:value-type="float">
            <text:p>50846.1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9985.143" calcext:value-type="float">
            <text:p>49985.1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9403.286" calcext:value-type="float">
            <text:p>49403.2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9794.857" calcext:value-type="float">
            <text:p>49794.85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397" calcext:value-type="float">
            <text:p>483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058.857" calcext:value-type="float">
            <text:p>47058.8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306.714" calcext:value-type="float">
            <text:p>45306.7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903.429" calcext:value-type="float">
            <text:p>43903.42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2030.857" calcext:value-type="float">
            <text:p>42030.8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0948.429" calcext:value-type="float">
            <text:p>40948.4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9136.571" calcext:value-type="float">
            <text:p>39136.5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8084.857" calcext:value-type="float">
            <text:p>38084.85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6676.857" calcext:value-type="float">
            <text:p>36676.8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5575.143" calcext:value-type="float">
            <text:p>35575.1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699.286" calcext:value-type="float">
            <text:p>34699.2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019.571" calcext:value-type="float">
            <text:p>34019.5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3296.714" calcext:value-type="float">
            <text:p>33296.7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2243.714" calcext:value-type="float">
            <text:p>32243.7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1326.857" calcext:value-type="float">
            <text:p>31326.8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409.571" calcext:value-type="float">
            <text:p>30409.5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9154.143" calcext:value-type="float">
            <text:p>29154.1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246" calcext:value-type="float">
            <text:p>2724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895.714" calcext:value-type="float">
            <text:p>25895.7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338.429" calcext:value-type="float">
            <text:p>25338.4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829.286" calcext:value-type="float">
            <text:p>24829.2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220.571" calcext:value-type="float">
            <text:p>24220.5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509.143" calcext:value-type="float">
            <text:p>23509.1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043" calcext:value-type="float">
            <text:p>230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120.143" calcext:value-type="float">
            <text:p>22120.1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006.429" calcext:value-type="float">
            <text:p>21006.42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00.143" calcext:value-type="float">
            <text:p>20100.1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789" calcext:value-type="float">
            <text:p>177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282.286" calcext:value-type="float">
            <text:p>17282.28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64.714" calcext:value-type="float">
            <text:p>16164.7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955.143" calcext:value-type="float">
            <text:p>14955.1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323.429" calcext:value-type="float">
            <text:p>14323.42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651.571" calcext:value-type="float">
            <text:p>14651.5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71" calcext:value-type="float">
            <text:p>144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625.571" calcext:value-type="float">
            <text:p>15625.5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78.143" calcext:value-type="float">
            <text:p>14478.1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741.571" calcext:value-type="float">
            <text:p>14741.5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277.571" calcext:value-type="float">
            <text:p>15277.5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362.857" calcext:value-type="float">
            <text:p>14362.8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257.429" calcext:value-type="float">
            <text:p>14257.42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883.571" calcext:value-type="float">
            <text:p>13883.5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586.429" calcext:value-type="float">
            <text:p>13586.42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633.714" calcext:value-type="float">
            <text:p>12633.7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157.857" calcext:value-type="float">
            <text:p>12157.85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626.429" calcext:value-type="float">
            <text:p>11626.4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610.429" calcext:value-type="float">
            <text:p>11610.4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561.143" calcext:value-type="float">
            <text:p>11561.1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436.143" calcext:value-type="float">
            <text:p>11436.1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409.714" calcext:value-type="float">
            <text:p>11409.7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516.429" calcext:value-type="float">
            <text:p>11516.42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904.714" calcext:value-type="float">
            <text:p>11904.7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348.571" calcext:value-type="float">
            <text:p>12348.5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403.429" calcext:value-type="float">
            <text:p>12403.4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358.429" calcext:value-type="float">
            <text:p>12358.42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785.286" calcext:value-type="float">
            <text:p>12785.2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261" calcext:value-type="float">
            <text:p>1226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626.714" calcext:value-type="float">
            <text:p>12626.7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725.429" calcext:value-type="float">
            <text:p>12725.4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483.143" calcext:value-type="float">
            <text:p>13483.1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888.143" calcext:value-type="float">
            <text:p>12888.1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827.286" calcext:value-type="float">
            <text:p>12827.2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121.286" calcext:value-type="float">
            <text:p>12121.28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369.857" calcext:value-type="float">
            <text:p>14369.85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071.143" calcext:value-type="float">
            <text:p>15071.14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896.429" calcext:value-type="float">
            <text:p>15896.42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451.429" calcext:value-type="float">
            <text:p>18451.4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105.429" calcext:value-type="float">
            <text:p>19105.4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6.143" calcext:value-type="float">
            <text:p>20166.14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209.714" calcext:value-type="float">
            <text:p>23209.7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3719.429" calcext:value-type="float">
            <text:p>23719.42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310.571" calcext:value-type="float">
            <text:p>25310.57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878.857" calcext:value-type="float">
            <text:p>26878.8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1129.286" calcext:value-type="float">
            <text:p>31129.2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667.286" calcext:value-type="float">
            <text:p>31667.28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2962.286" calcext:value-type="float">
            <text:p>32962.28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5785.429" calcext:value-type="float">
            <text:p>35785.42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651.857" calcext:value-type="float">
            <text:p>37651.8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989.714" calcext:value-type="float">
            <text:p>39989.7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3508.429" calcext:value-type="float">
            <text:p>43508.42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9713.714" calcext:value-type="float">
            <text:p>49713.7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713.857" calcext:value-type="float">
            <text:p>51713.8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643.286" calcext:value-type="float">
            <text:p>52643.28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7078.857" calcext:value-type="float">
            <text:p>57078.85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0711.714" calcext:value-type="float">
            <text:p>60711.7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4361.429" calcext:value-type="float">
            <text:p>64361.4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6709.286" calcext:value-type="float">
            <text:p>66709.2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6681.571" calcext:value-type="float">
            <text:p>76681.57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8740.857" calcext:value-type="float">
            <text:p>78740.85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0995.286" calcext:value-type="float">
            <text:p>80995.28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5505.286" calcext:value-type="float">
            <text:p>85505.28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062.857" calcext:value-type="float">
            <text:p>90062.85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4323.143" calcext:value-type="float">
            <text:p>94323.1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9503.143" calcext:value-type="float">
            <text:p>99503.14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8176.571" calcext:value-type="float">
            <text:p>108176.57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0825.286" calcext:value-type="float">
            <text:p>110825.2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9371.714" calcext:value-type="float">
            <text:p>109371.7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6948.571" calcext:value-type="float">
            <text:p>116948.5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9873.571" calcext:value-type="float">
            <text:p>119873.5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7017.571" calcext:value-type="float">
            <text:p>127017.5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2140.429" calcext:value-type="float">
            <text:p>132140.42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8520.429" calcext:value-type="float">
            <text:p>128520.42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9634.429" calcext:value-type="float">
            <text:p>129634.42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1253.714" calcext:value-type="float">
            <text:p>131253.7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6734" calcext:value-type="float">
            <text:p>1367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1250.286" calcext:value-type="float">
            <text:p>141250.28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3192.429" calcext:value-type="float">
            <text:p>143192.4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539.286" calcext:value-type="float">
            <text:p>144539.28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6547.571" calcext:value-type="float">
            <text:p>146547.5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8582.286" calcext:value-type="float">
            <text:p>148582.2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8027.143" calcext:value-type="float">
            <text:p>148027.1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0773.286" calcext:value-type="float">
            <text:p>150773.28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1666.714" calcext:value-type="float">
            <text:p>151666.7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2502.857" calcext:value-type="float">
            <text:p>152502.85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57256.714" calcext:value-type="float">
            <text:p>157256.7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7035.286" calcext:value-type="float">
            <text:p>157035.2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5661.714" calcext:value-type="float">
            <text:p>155661.71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6441.286" calcext:value-type="float">
            <text:p>156441.28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8797" calcext:value-type="float">
            <text:p>15879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2395.143" calcext:value-type="float">
            <text:p>162395.14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5854.429" calcext:value-type="float">
            <text:p>165854.42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64167" calcext:value-type="float">
            <text:p>16416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64002.286" calcext:value-type="float">
            <text:p>164002.28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64607.714" calcext:value-type="float">
            <text:p>164607.7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65552.571" calcext:value-type="float">
            <text:p>165552.57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2840.143" calcext:value-type="float">
            <text:p>142840.14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1694.714" calcext:value-type="float">
            <text:p>151694.7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9018.714" calcext:value-type="float">
            <text:p>149018.7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7528.857" calcext:value-type="float">
            <text:p>147528.85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6809.571" calcext:value-type="float">
            <text:p>146809.5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6951.143" calcext:value-type="float">
            <text:p>146951.14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907" calcext:value-type="float">
            <text:p>1459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68005" calcext:value-type="float">
            <text:p>1680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3779.286" calcext:value-type="float">
            <text:p>153779.2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53553.286" calcext:value-type="float">
            <text:p>153553.2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2340.571" calcext:value-type="float">
            <text:p>152340.5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9242.286" calcext:value-type="float">
            <text:p>149242.2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8270.143" calcext:value-type="float">
            <text:p>148270.1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8021.286" calcext:value-type="float">
            <text:p>148021.28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0028" calcext:value-type="float">
            <text:p>1400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6370.286" calcext:value-type="float">
            <text:p>136370.28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0693.714" calcext:value-type="float">
            <text:p>130693.7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6499" calcext:value-type="float">
            <text:p>1264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1635.429" calcext:value-type="float">
            <text:p>121635.4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9874.429" calcext:value-type="float">
            <text:p>119874.4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1170.429" calcext:value-type="float">
            <text:p>121170.4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8383.429" calcext:value-type="float">
            <text:p>118383.4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7762.857" calcext:value-type="float">
            <text:p>117762.85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5528" calcext:value-type="float">
            <text:p>1155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3209.143" calcext:value-type="float">
            <text:p>113209.14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0075.429" calcext:value-type="float">
            <text:p>110075.42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8363.714" calcext:value-type="float">
            <text:p>108363.7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7128" calcext:value-type="float">
            <text:p>1071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5084.857" calcext:value-type="float">
            <text:p>105084.85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2607.714" calcext:value-type="float">
            <text:p>102607.7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1469.286" calcext:value-type="float">
            <text:p>101469.28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0058" calcext:value-type="float">
            <text:p>1000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6788.857" calcext:value-type="float">
            <text:p>96788.8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5460.714" calcext:value-type="float">
            <text:p>95460.7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4790.857" calcext:value-type="float">
            <text:p>94790.85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938.143" calcext:value-type="float">
            <text:p>87938.14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0191" calcext:value-type="float">
            <text:p>9019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601" calcext:value-type="float">
            <text:p>8960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7533.286" calcext:value-type="float">
            <text:p>87533.28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4407.429" calcext:value-type="float">
            <text:p>84407.42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4626.571" calcext:value-type="float">
            <text:p>84626.57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3508" calcext:value-type="float">
            <text:p>835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3870.143" calcext:value-type="float">
            <text:p>83870.14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9604.571" calcext:value-type="float">
            <text:p>79604.5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7189.143" calcext:value-type="float">
            <text:p>77189.14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5893.857" calcext:value-type="float">
            <text:p>75893.85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3970.714" calcext:value-type="float">
            <text:p>73970.7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2913.143" calcext:value-type="float">
            <text:p>72913.14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1125.857" calcext:value-type="float">
            <text:p>71125.85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2711.286" calcext:value-type="float">
            <text:p>72711.28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0988.286" calcext:value-type="float">
            <text:p>70988.28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2478.714" calcext:value-type="float">
            <text:p>72478.7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2169.714" calcext:value-type="float">
            <text:p>72169.7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990.571" calcext:value-type="float">
            <text:p>71990.57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2280.429" calcext:value-type="float">
            <text:p>72280.4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4203" calcext:value-type="float">
            <text:p>7420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4253.143" calcext:value-type="float">
            <text:p>74253.14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4501.714" calcext:value-type="float">
            <text:p>74501.7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2069.714" calcext:value-type="float">
            <text:p>72069.7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2923.714" calcext:value-type="float">
            <text:p>72923.7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3147" calcext:value-type="float">
            <text:p>731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3253.857" calcext:value-type="float">
            <text:p>73253.8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865.714" calcext:value-type="float">
            <text:p>73865.7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3517.429" calcext:value-type="float">
            <text:p>73517.42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4803.857" calcext:value-type="float">
            <text:p>74803.8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6284" calcext:value-type="float">
            <text:p>7628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2704.143" calcext:value-type="float">
            <text:p>72704.14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9580.286" calcext:value-type="float">
            <text:p>79580.28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0850.714" calcext:value-type="float">
            <text:p>80850.7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0123.429" calcext:value-type="float">
            <text:p>80123.42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3807.286" calcext:value-type="float">
            <text:p>83807.28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4821.714" calcext:value-type="float">
            <text:p>84821.7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7247.143" calcext:value-type="float">
            <text:p>87247.1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4892" calcext:value-type="float">
            <text:p>9489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334.286" calcext:value-type="float">
            <text:p>92334.28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2519.429" calcext:value-type="float">
            <text:p>92519.42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3664.857" calcext:value-type="float">
            <text:p>93664.85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5212.857" calcext:value-type="float">
            <text:p>95212.85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5816.143" calcext:value-type="float">
            <text:p>95816.1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5652" calcext:value-type="float">
            <text:p>956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5491.429" calcext:value-type="float">
            <text:p>85491.42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4889.143" calcext:value-type="float">
            <text:p>74889.1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2203.571" calcext:value-type="float">
            <text:p>72203.5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2670.429" calcext:value-type="float">
            <text:p>72670.42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8680.571" calcext:value-type="float">
            <text:p>78680.5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2400" calcext:value-type="float">
            <text:p>824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6032.571" calcext:value-type="float">
            <text:p>86032.5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0340.571" calcext:value-type="float">
            <text:p>100340.57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5472.714" calcext:value-type="float">
            <text:p>115472.7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1128" calcext:value-type="float">
            <text:p>1211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2807.286" calcext:value-type="float">
            <text:p>122807.28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1629.286" calcext:value-type="float">
            <text:p>121629.2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1044.143" calcext:value-type="float">
            <text:p>121044.14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2857.143" calcext:value-type="float">
            <text:p>122857.14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0460.857" calcext:value-type="float">
            <text:p>120460.85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0753.571" calcext:value-type="float">
            <text:p>120753.57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9360.286" calcext:value-type="float">
            <text:p>119360.2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8939.714" calcext:value-type="float">
            <text:p>118939.7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20025.571" calcext:value-type="float">
            <text:p>120025.57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0251.143" calcext:value-type="float">
            <text:p>120251.1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9377.714" calcext:value-type="float">
            <text:p>119377.7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22112.286" calcext:value-type="float">
            <text:p>122112.28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6692.857" calcext:value-type="float">
            <text:p>126692.85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9823.857" calcext:value-type="float">
            <text:p>129823.85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35040.143" calcext:value-type="float">
            <text:p>135040.1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2957" calcext:value-type="float">
            <text:p>14295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2063.143" calcext:value-type="float">
            <text:p>152063.14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65982" calcext:value-type="float">
            <text:p>16598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84310.571" calcext:value-type="float">
            <text:p>184310.57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0127.857" calcext:value-type="float">
            <text:p>190127.8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89441.571" calcext:value-type="float">
            <text:p>189441.57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4860.857" calcext:value-type="float">
            <text:p>204860.8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2892.571" calcext:value-type="float">
            <text:p>242892.57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8257.714" calcext:value-type="float">
            <text:p>268257.7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5042.571" calcext:value-type="float">
            <text:p>305042.57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0544.286" calcext:value-type="float">
            <text:p>350544.28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7176.857" calcext:value-type="float">
            <text:p>387176.85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00561.714" calcext:value-type="float">
            <text:p>400561.7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16083.857" calcext:value-type="float">
            <text:p>416083.8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97187.571" calcext:value-type="float">
            <text:p>497187.57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61418.857" calcext:value-type="float">
            <text:p>561418.85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82319.857" calcext:value-type="float">
            <text:p>582319.8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14643.714" calcext:value-type="float">
            <text:p>614643.7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67018.714" calcext:value-type="float">
            <text:p>667018.7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98355.714" calcext:value-type="float">
            <text:p>698355.7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22939.857" calcext:value-type="float">
            <text:p>722939.85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64671.857" calcext:value-type="float">
            <text:p>764671.85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59474.429" calcext:value-type="float">
            <text:p>759474.42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97226.857" calcext:value-type="float">
            <text:p>797226.85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00853.857" calcext:value-type="float">
            <text:p>800853.85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01220.286" calcext:value-type="float">
            <text:p>801220.28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02374" calcext:value-type="float">
            <text:p>8023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01181" calcext:value-type="float">
            <text:p>8011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00201.714" calcext:value-type="float">
            <text:p>700201.7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49306.571" calcext:value-type="float">
            <text:p>749306.57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62078.857" calcext:value-type="float">
            <text:p>762078.85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43605.714" calcext:value-type="float">
            <text:p>743605.7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8405.714" calcext:value-type="float">
            <text:p>738405.7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3047.143" calcext:value-type="float">
            <text:p>723047.1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07063" calcext:value-type="float">
            <text:p>70706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41533.429" calcext:value-type="float">
            <text:p>741533.4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61799.571" calcext:value-type="float">
            <text:p>661799.57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12258.857" calcext:value-type="float">
            <text:p>612258.85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0468.714" calcext:value-type="float">
            <text:p>580468.7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48845.429" calcext:value-type="float">
            <text:p>548845.42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2113.429" calcext:value-type="float">
            <text:p>532113.42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08777.714" calcext:value-type="float">
            <text:p>508777.7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5648" calcext:value-type="float">
            <text:p>45564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5573.714" calcext:value-type="float">
            <text:p>435573.7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89197.714" calcext:value-type="float">
            <text:p>389197.7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55624.714" calcext:value-type="float">
            <text:p>355624.7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22719.286" calcext:value-type="float">
            <text:p>322719.2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13440.857" calcext:value-type="float">
            <text:p>313440.85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7383.714" calcext:value-type="float">
            <text:p>297383.7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9910.286" calcext:value-type="float">
            <text:p>269910.28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2331.857" calcext:value-type="float">
            <text:p>242331.85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2371" calcext:value-type="float">
            <text:p>22237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609.714" calcext:value-type="float">
            <text:p>210609.7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87509.143" calcext:value-type="float">
            <text:p>187509.1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80711.571" calcext:value-type="float">
            <text:p>180711.57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3857.286" calcext:value-type="float">
            <text:p>173857.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5:57:28.701048262</meta:creation-date>
    <dc:date>2022-02-17T16:00:50.365740400</dc:date>
    <meta:editing-duration>PT3M22S</meta:editing-duration>
    <meta:editing-cycles>1</meta:editing-cycles>
    <meta:document-statistic meta:table-count="1" meta:cell-count="1496" meta:object-count="0"/>
    <meta:generator>LibreOffice/7.1.7.2$Linux_X86_64 LibreOffice_project/10$Build-2</meta:generator>
  </office:meta>
</office:document-meta>
</file>